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Абдулина Михаил Александровн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Посещённый сайт</text:p>
          </table:table-cell>
          <table:table-cell office:value-type="string">
            <text:p>Дата</text:p>
          </table:table-cell>
          <table:table-cell office:value-type="string">
            <text:p>Штраф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1.05.2014 11:36:0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5.05.2014 3:15:4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7.05.2014 15:54:0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8.05.2014 13:30:1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1.05.2014 11:36:0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1.05.2014 11:36:1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5.05.2014 3:15:4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5.05.2014 3:15:4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7.05.2014 15:54:0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7.05.2014 15:54:0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30:1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30:2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41:0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41:1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41:3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0:27:57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0:28:0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9:18:5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9:19:0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2:09:0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2:09:0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9:18:4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9:19:0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1:54:2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1:54:4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5:41:5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5:42:3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5.05.2014 23:37:2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5.05.2014 23:37:4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6.05.2014 10:04:1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6.05.2014 10:04:5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7.05.2014 1:27:3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7.05.2014 1:28:1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l.php?u=https%3a%2f%2fwww.facebook.com%2fmotonarola%3fref%3dpymk%26fref%3dpymk&amp;h=baqhqfbfo&amp;enc=azphc0wqig8pa9h4ckmbhpkcdearrfzeussg1blhgkhyzvr1zoi66sb_mvu1mhnpxy-k7va9pjdxool95gbfptalzvl5a0vfk-ixsrmimc8c3yoyndeaz09gwws3mayebzrlvqp0hmqxczg0szosvlbs53bnvqvafgpbshemgngg0nsodwvk7rr-cbkqi_30nuqehume94kqyab7zzepziyrga-mw-ycf3nhboxdwqgq3o_sw-_ul04ffo4ikxoumqzlbf0cxy3btr45rbmis2w56zplvidbao43v5dx244mlm6xalebjlzfokwkhsmxptwwqbdgvhtqnisjrauahpqi-cy7zo4roybv1zzc9wiwxw</text:p>
          </table:table-cell>
          <table:table-cell office:value-type="string">
            <text:p>15.05.2014 3:19:4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motonarola?ref=pymk&amp;fref=pymk</text:p>
          </table:table-cell>
          <table:table-cell office:value-type="string">
            <text:p>15.05.2014 3:19:4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motonarola?ref=pymk&amp;fref=pymk</text:p>
          </table:table-cell>
          <table:table-cell office:value-type="string">
            <text:p>15.05.2014 3:19:4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rofile.php?id=100000452135649&amp;fref=ts</text:p>
          </table:table-cell>
          <table:table-cell office:value-type="string">
            <text:p>17.05.2014 15:54:2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daria.koshkina?fref=ts</text:p>
          </table:table-cell>
          <table:table-cell office:value-type="string">
            <text:p>17.05.2014 15:54:2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ksenia.belyakova.5?fref=ufi</text:p>
          </table:table-cell>
          <table:table-cell office:value-type="string">
            <text:p>17.05.2014 16:12:1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ksenia.belyakova.5?fref=ufi</text:p>
          </table:table-cell>
          <table:table-cell office:value-type="string">
            <text:p>17.05.2014 16:12:2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64221850343755&amp;set=a.114647415301203.17825.100002678344383&amp;type=1&amp;theater</text:p>
          </table:table-cell>
          <table:table-cell office:value-type="string">
            <text:p>17.05.2014 16:12:4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64221850343755&amp;set=a.114647415301203.17825.100002678344383&amp;type=1&amp;theater</text:p>
          </table:table-cell>
          <table:table-cell office:value-type="string">
            <text:p>17.05.2014 16:12:47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64221850343755&amp;set=a.114647415301203.17825.100002678344383&amp;type=1&amp;theater</text:p>
          </table:table-cell>
          <table:table-cell office:value-type="string">
            <text:p>17.05.2014 16:12:4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12236748875599&amp;set=a.114647415301203.17825.100002678344383&amp;type=1&amp;theater</text:p>
          </table:table-cell>
          <table:table-cell office:value-type="string">
            <text:p>17.05.2014 16:12:4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12236748875599&amp;set=a.114647415301203.17825.100002678344383&amp;type=1&amp;theater</text:p>
          </table:table-cell>
          <table:table-cell office:value-type="string">
            <text:p>17.05.2014 16:12:4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12236748875599&amp;set=a.114647415301203.17825.100002678344383&amp;type=1&amp;theater</text:p>
          </table:table-cell>
          <table:table-cell office:value-type="string">
            <text:p>17.05.2014 16:12:5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114647418634536&amp;set=a.114647415301203.17825.100002678344383&amp;type=1&amp;theater</text:p>
          </table:table-cell>
          <table:table-cell office:value-type="string">
            <text:p>17.05.2014 16:12:4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114647418634536&amp;set=a.114647415301203.17825.100002678344383&amp;type=1&amp;theater</text:p>
          </table:table-cell>
          <table:table-cell office:value-type="string">
            <text:p>17.05.2014 16:12:4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v=643209459082095&amp;set=vb.139188202817559&amp;type=2&amp;theater</text:p>
          </table:table-cell>
          <table:table-cell office:value-type="string">
            <text:p>18.05.2014 13:38:3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39578346165116&amp;set=a.306618462794440.66967.100003388660523&amp;type=1&amp;theater</text:p>
          </table:table-cell>
          <table:table-cell office:value-type="string">
            <text:p>18.05.2014 13:41:1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901756176517419&amp;set=o.123470314496322&amp;type=1&amp;theater</text:p>
          </table:table-cell>
          <table:table-cell office:value-type="string">
            <text:p>18.05.2014 13:41:24</text:p>
          </table:table-cell>
          <table:table-cell office:value-type="string">
            <text:p>15 руб.</text:p>
          </table:table-cell>
        </table:table-row>
        <table:table-row table:style-name="ro1">
          <table:table-cell/>
          <table:table-cell office:value-type="string">
            <text:p>Итого штрафов:</text:p>
          </table:table-cell>
          <table:table-cell office:value-type="string">
            <text:p>765 руб.</text:p>
          </table:table-cell>
        </table:table-row>
        <table:table-row table:style-name="ro1">
          <table:table-cell/>
          <table:table-cell office:value-type="string">
            <text:p>Зарплата:</text:p>
          </table:table-cell>
          <table:table-cell office:value-type="string">
            <text:p>30000 руб.</text:p>
          </table:table-cell>
        </table:table-row>
        <table:table-row table:style-name="ro1">
          <table:table-cell/>
          <table:table-cell office:value-type="string">
            <text:p>К выплате:</text:p>
          </table:table-cell>
          <table:table-cell office:value-type="string">
            <text:p>29235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03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03:17:03.90</dc:date>
    <meta:editing-duration>PT1S</meta:editing-duration>
    <meta:editing-cycles>1</meta:editing-cycles>
    <meta:document-statistic meta:table-count="3" meta:cell-count="163" meta:object-count="0"/>
    <meta:generator>OpenOffice/4.0.1$Win32 OpenOffice.org_project/401m5$Build-9714</meta:generator>
  </office:meta>
</office:document-meta>
</file>